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4.686cm" table:align="left"/>
    </style:style>
    <style:style style:name="Tableau1.A" style:family="table-column">
      <style:table-column-properties style:column-width="24.686cm"/>
    </style:style>
    <style:style style:name="Tableau1.1" style:family="table-row">
      <style:table-row-properties style:min-row-height="16.14cm"/>
    </style:style>
    <style:style style:name="Tableau1.2" style:family="table-row">
      <style:table-row-properties style:min-row-height="0.026cm"/>
    </style:style>
    <style:style style:name="Tableau2" style:family="table">
      <style:table-properties style:width="19.711cm" table:align="left"/>
    </style:style>
    <style:style style:name="Tableau2.A" style:family="table-column">
      <style:table-column-properties style:column-width="19.711cm"/>
    </style:style>
    <style:style style:name="Tableau2.1" style:family="table-row">
      <style:table-row-properties style:min-row-height="1.349cm"/>
    </style:style>
    <style:style style:name="Tableau2.A1" style:family="table-cell">
      <style:table-cell-properties style:vertical-align="middle" fo:background-color="#ffffff">
        <style:background-image/>
      </style:table-cell-properties>
    </style:style>
    <style:style style:name="Tableau3" style:family="table">
      <style:table-properties style:width="19.711cm" table:align="left"/>
    </style:style>
    <style:style style:name="Tableau3.A" style:family="table-column">
      <style:table-column-properties style:column-width="19.711cm"/>
    </style:style>
    <style:style style:name="Tableau3.1" style:family="table-row">
      <style:table-row-properties style:min-row-height="0.337cm"/>
    </style:style>
    <style:style style:name="Tableau3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au4" style:family="table">
      <style:table-properties style:width="12.515cm" table:align="left"/>
    </style:style>
    <style:style style:name="Tableau4.A" style:family="table-column">
      <style:table-column-properties style:column-width="1.224cm"/>
    </style:style>
    <style:style style:name="Tableau4.B" style:family="table-column">
      <style:table-column-properties style:column-width="4.36cm"/>
    </style:style>
    <style:style style:name="Tableau4.D" style:family="table-column">
      <style:table-column-properties style:column-width="2.565cm"/>
    </style:style>
    <style:style style:name="Tableau4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9999ff" fo:border-right="0.75pt double #9999ff" fo:border-top="0.75pt double #9999ff" fo:border-bottom="0.05pt double #9999ff"/>
    </style:style>
    <style:style style:name="Tableau4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9999ff" fo:border-right="0.75pt double #9999ff" fo:border-top="0.75pt double #9999ff" fo:border-bottom="0.05pt double #9999ff"/>
    </style:style>
    <style:style style:name="Tableau4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9999ff" fo:border-right="0.75pt double #9999ff" fo:border-top="none" fo:border-bottom="0.05pt double #9999ff"/>
    </style:style>
    <style:style style:name="Tableau4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9999ff" fo:border-right="0.75pt double #9999ff" fo:border-top="none" fo:border-bottom="0.05pt double #9999ff"/>
    </style:style>
    <style:style style:name="Tableau4.A4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9999ff" fo:border-right="0.75pt double #9999ff" fo:border-top="none" fo:border-bottom="0.75pt double #9999ff"/>
    </style:style>
    <style:style style:name="Tableau4.B4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9999ff" fo:border-right="0.75pt double #9999ff" fo:border-top="none" fo:border-bottom="0.75pt double #9999ff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loext:contextual-spacing="false" fo:line-height="150%"/>
    </style:style>
    <style:style style:name="P3" style:family="paragraph" style:parent-style-name="Table_20_Contents">
      <style:paragraph-properties fo:margin-left="0cm" fo:margin-right="0cm" fo:margin-top="0.212cm" fo:margin-bottom="0.212cm" loext:contextual-spacing="false" fo:line-height="150%" fo:text-align="justify" style:justify-single-word="false" fo:text-indent="0cm" style:auto-text-indent="false"/>
    </style:style>
    <style:style style:name="P4" style:family="paragraph" style:parent-style-name="Table_20_Contents">
      <style:paragraph-properties fo:margin-top="0cm" fo:margin-bottom="0cm" loext:contextual-spacing="false" fo:line-height="150%"/>
    </style:style>
    <style:style style:name="P5" style:family="paragraph" style:parent-style-name="Table_20_Contents">
      <style:paragraph-properties fo:margin-top="0cm" fo:margin-bottom="0cm" loext:contextual-spacing="false" fo:line-height="150%" fo:text-align="center" style:justify-single-word="false"/>
    </style:style>
    <style:style style:name="P6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fo:font-style="italic"/>
    </style:style>
    <style:style style:name="T1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row table:style-name="Tableau1.1">
          <table:table-cell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able:table table:name="Tableau3" table:style-name="Tableau3">
                    <table:table-column table:style-name="Tableau3.A"/>
                    <table:table-row table:style-name="Tableau3.1">
                      <table:table-cell table:style-name="Tableau3.A1" office:value-type="string">
                        <text:p text:style-name="P2">Kid-RSA</text:p>
                        <text:p text:style-name="P2">Kid-RSA is a public-key cipher system proposed by Neal Koblitz for pedagogic purposes and published in <text:a xlink:type="simple" xlink:href="https://web.archive.org/web/20220319203917/http://www.cs.uri.edu/cryptography/links.htm" text:style-name="Internet_20_link" text:visited-style-name="Visited_20_Internet_20_Link">[5]</text:a>. It is an asymmetric cryptosystem similar to RSA, but is simpler than RSA. </text:p>
                        <text:p text:style-name="P2">Setup</text:p>
                        <text:p text:style-name="P3">A person (Alice) chooses four numbers <text:span text:style-name="T1">a</text:span>, <text:span text:style-name="T1">b</text:span>, <text:span text:style-name="T1">a1</text:span>, <text:span text:style-name="T1">b1</text:span>. Then Alice sets  </text:p>
                        <text:p text:style-name="P3"><text:span text:style-name="T1">M</text:span> =  <text:span text:style-name="T1">a</text:span> * <text:span text:style-name="T1">b</text:span> -1 </text:p>
                        <text:p text:style-name="P3"><text:span text:style-name="T1">e</text:span> =  <text:span text:style-name="T1">a1</text:span> * <text:span text:style-name="T1">M</text:span> + a </text:p>
                        <text:p text:style-name="P3"><text:span text:style-name="T1">d</text:span> =  <text:span text:style-name="T1">b1</text:span> * <text:span text:style-name="T1">M</text:span> + <text:span text:style-name="T1">b</text:span> </text:p>
                        <text:p text:style-name="P3"><text:span text:style-name="T1">n</text:span> = (<text:span text:style-name="T1">e</text:span> * <text:span text:style-name="T1">d</text:span> ) / <text:span text:style-name="T1">M</text:span> = <text:span text:style-name="T1">a1</text:span> * <text:span text:style-name="T1">b1</text:span> * <text:span text:style-name="T1">M</text:span> + <text:span text:style-name="T1">a</text:span> * <text:span text:style-name="T1">b1</text:span> + <text:span text:style-name="T1">a1</text:span> * <text:span text:style-name="T1">b</text:span> +1 </text:p>
                        <text:p text:style-name="P3">  </text:p>
                        <text:p text:style-name="P3">        Now Alice Public key (<text:span text:style-name="T1">n</text:span>, <text:span text:style-name="T1">e</text:span>) and her private key is <text:span text:style-name="T1">d</text:span>. </text:p>
                        <text:p text:style-name="P3">        To send Alice a plaintext <text:span text:style-name="T1">P</text:span>, one uses the function  <text:span text:style-name="T1">C</text:span> =  <text:span text:style-name="T1">e</text:span> * <text:span text:style-name="T1">P</text:span> ( mod <text:span text:style-name="T1">n</text:span>). </text:p>
                        <text:p text:style-name="P3">        Then Alice can decipher the ciphertext by using the function <text:span text:style-name="T1">P</text:span> = <text:span text:style-name="T1">C</text:span> * <text:span text:style-name="T1">d</text:span> ( mod <text:span text:style-name="T1">n</text:span>). </text:p>
                        <text:p text:style-name="P3"><text:span text:style-name="T1">Note:</text:span>   The plaint text has to be a number in the range of  <text:span text:style-name="T1">0</text:span> to <text:span text:style-name="T1">n-1.</text:span> So for this system the plaintext or blocks of plaintext hast to converted into numbers in the range of <text:span text:style-name="T1">0</text:span> to <text:span text:style-name="T1">n-1</text:span>. </text:p>
                        <text:p text:style-name="P3">Encryption and Decryption </text:p>
                        <text:p text:style-name="P3">        To send Alice a plaintext P, one uses the function  <text:span text:style-name="T1">C</text:span> =  <text:span text:style-name="T1">e</text:span> * <text:span text:style-name="T1">P</text:span> ( mod n); </text:p>
                        <text:p text:style-name="P3">        Then Alice can decipher the ciphertext by using the function <text:span text:style-name="T1">P</text:span> = <text:span text:style-name="T1">C</text:span> * <text:span text:style-name="T1">d</text:span> ( mod <text:span text:style-name="T1">n</text:span>); </text:p>
                        <text:p text:style-name="P2">Since Alice publishes <text:span text:style-name="T1">e</text:span> and <text:span text:style-name="T1">n</text:span>, any one who wants to send encrypted messages to Alice can do so, but these messages cannot be decrypted without the knowledge of <text:span text:style-name="T1">d</text:span>. <text:span text:style-name="T1">d </text:span>is kept as secret and only Alice knows it, so only she can decrypt messages.</text:p>
                        <text:p text:style-name="P2">Example</text:p>
                        <text:p text:style-name="P4">Let</text:p>
                        <text:p text:style-name="P4"><text:soft-page-break/>    <text:span text:style-name="T1">a</text:span> = 9, <text:span text:style-name="T1">b</text:span> = 11, <text:span text:style-name="T1">a1</text:span> = 5, <text:span text:style-name="T1">b1</text:span> = 8; </text:p>
                        <text:p text:style-name="P4">There fore    </text:p>
                        <table:table table:name="Tableau4" table:style-name="Tableau4">
                          <table:table-column table:style-name="Tableau4.A"/>
                          <table:table-column table:style-name="Tableau4.B" table:number-columns-repeated="2"/>
                          <table:table-column table:style-name="Tableau4.D"/>
                          <table:table-row>
                            <table:table-cell table:style-name="Tableau4.A1" office:value-type="string">
                              <text:p text:style-name="P6">M</text:p>
                            </table:table-cell>
                            <table:table-cell table:style-name="Tableau4.B1" office:value-type="string">
                              <text:p text:style-name="P5">(<text:span text:style-name="T1">a</text:span> * <text:span text:style-name="T1">b</text:span>) - 1</text:p>
                            </table:table-cell>
                            <table:table-cell table:style-name="Tableau4.B1" office:value-type="string">
                              <text:p text:style-name="P5">(9 * 11) -1</text:p>
                            </table:table-cell>
                            <table:table-cell table:style-name="Tableau4.B1" office:value-type="string">
                              <text:p text:style-name="P5">98</text:p>
                            </table:table-cell>
                          </table:table-row>
                          <table:table-row>
                            <table:table-cell table:style-name="Tableau4.A2" office:value-type="string">
                              <text:p text:style-name="P6">e</text:p>
                            </table:table-cell>
                            <table:table-cell table:style-name="Tableau4.B2" office:value-type="string">
                              <text:p text:style-name="P5">(<text:span text:style-name="T1">a1</text:span> * <text:span text:style-name="T1">M</text:span>) + a</text:p>
                            </table:table-cell>
                            <table:table-cell table:style-name="Tableau4.B2" office:value-type="string">
                              <text:p text:style-name="P5">(5 * 98) + 9</text:p>
                            </table:table-cell>
                            <table:table-cell table:style-name="Tableau4.B2" office:value-type="string">
                              <text:p text:style-name="P5">499</text:p>
                            </table:table-cell>
                          </table:table-row>
                          <table:table-row>
                            <table:table-cell table:style-name="Tableau4.A2" office:value-type="string">
                              <text:p text:style-name="P6">d</text:p>
                            </table:table-cell>
                            <table:table-cell table:style-name="Tableau4.B2" office:value-type="string">
                              <text:p text:style-name="P5">(<text:span text:style-name="T1">b1</text:span> * <text:span text:style-name="T1">M</text:span>) + b</text:p>
                            </table:table-cell>
                            <table:table-cell table:style-name="Tableau4.B2" office:value-type="string">
                              <text:p text:style-name="P5">(8 * 98) + 11</text:p>
                            </table:table-cell>
                            <table:table-cell table:style-name="Tableau4.B2" office:value-type="string">
                              <text:p text:style-name="P5">795</text:p>
                            </table:table-cell>
                          </table:table-row>
                          <table:table-row>
                            <table:table-cell table:style-name="Tableau4.A4" office:value-type="string">
                              <text:p text:style-name="P6">n</text:p>
                            </table:table-cell>
                            <table:table-cell table:style-name="Tableau4.B4" office:value-type="string">
                              <text:p text:style-name="P5">((<text:span text:style-name="T1">e</text:span> * <text:span text:style-name="T1">d</text:span>) - 1)/M</text:p>
                            </table:table-cell>
                            <table:table-cell table:style-name="Tableau4.B4" office:value-type="string">
                              <text:p text:style-name="P5">((499 * 795) -1) / 98</text:p>
                            </table:table-cell>
                            <table:table-cell table:style-name="Tableau4.B4" office:value-type="string">
                              <text:p text:style-name="P5">4048</text:p>
                            </table:table-cell>
                          </table:table-row>
                        </table:table>
                        <text:p text:style-name="P4">  </text:p>
                        <text:p text:style-name="P4">Let the message be  <text:span text:style-name="T1">P</text:span> = 538. </text:p>
                        <text:p text:style-name="P4">Encryption </text:p>
                        <text:p text:style-name="P4">    <text:span text:style-name="T1">C</text:span>  =  <text:span text:style-name="T1">P</text:span> * <text:span text:style-name="T1">e</text:span> ( mod n)  = 499 * 538 (mod 4048 ) =  268462 (mod 4048 ) = 1294</text:p>
                        <text:p text:style-name="P4">Decryption </text:p>
                        <text:p text:style-name="P4">    <text:span text:style-name="T1">P</text:span> = <text:span text:style-name="T1">C</text:span> * <text:span text:style-name="T1">d</text:span> ( mod <text:span text:style-name="T1">n</text:span>)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</table:table-row>
        <table:table-row table:style-name="Tableau1.2">
          <table:table-cell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10:57:00.055857798</meta:creation-date>
    <dc:date>2022-04-04T10:58:06.638093702</dc:date>
    <meta:editing-duration>PT25S</meta:editing-duration>
    <meta:editing-cycles>1</meta:editing-cycles>
    <meta:document-statistic meta:table-count="4" meta:image-count="0" meta:object-count="0" meta:page-count="2" meta:paragraph-count="43" meta:word-count="362" meta:character-count="1550" meta:non-whitespace-character-count="1136"/>
    <meta:generator>LibreOffice/6.1.5.2$Linux_X86_64 LibreOffice_project/10$Build-2</meta:generator>
  </office:meta>
</office:document-meta>
</file>